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</office:automatic-styles>
  <office:body>
    <office:spreadsheet>
      <table:table table:name="Hoja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PROBLEMA 1 REC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xi</text:p>
          </table:table-cell>
          <table:table-cell office:value-type="string">
            <text:p>yi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desviaciones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1">
            <text:p>0.61</text:p>
          </table:table-cell>
          <table:table-cell office:value-type="float" office:value="2.03">
            <text:p>2.03</text:p>
          </table:table-cell>
          <table:table-cell table:formula="of:=[.C4]-(0.37+1.51*[.C3])" office:value-type="float" office:value="0.301">
            <text:p>0.301</text:p>
          </table:table-cell>
          <table:table-cell office:value-type="float" office:value="0.089">
            <text:p>0.089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054">
            <text:p>0.054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9">
            <text:p>0.99</text:p>
          </table:table-cell>
          <table:table-cell table:number-columns-repeated="2"/>
          <table:table-cell office:value-type="float" office:value="0.135">
            <text:p>0.135</text:p>
          </table:table-cell>
          <table:table-cell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1.52">
            <text:p>1.52</text:p>
          </table:table-cell>
          <table:table-cell table:number-columns-repeated="2"/>
          <table:table-cell office:value-type="float" office:value="0.093">
            <text:p>0.093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.47">
            <text:p>1.47</text:p>
          </table:table-cell>
          <table:table-cell table:number-columns-repeated="2"/>
          <table:table-cell office:value-type="float" office:value="0.259">
            <text:p>0.259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2.03">
            <text:p>2.03</text:p>
          </table:table-cell>
          <table:table-cell table:number-columns-repeated="2"/>
          <table:table-cell office:value-type="float" office:value="0.301">
            <text:p>0.301</text:p>
          </table:table-cell>
          <table:table-cell/>
        </table:table-row>
        <table:table-row table:style-name="ro1">
          <table:table-cell table:formula="of:=SUM([.A4:.A9])" office:value-type="float" office:value="3.5">
            <text:p>3.5</text:p>
          </table:table-cell>
          <table:table-cell table:formula="of:=SUM([.B4:.B9])" office:value-type="float" office:value="7.54">
            <text:p>7.54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PROBLEMA 1 POLINOMIO CUADRATICO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desviaciones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1">
            <text:p>0.61</text:p>
          </table:table-cell>
          <table:table-cell office:value-type="float" office:value="2.03">
            <text:p>2.03</text:p>
          </table:table-cell>
          <table:table-cell/>
          <table:table-cell office:value-type="float" office:value="0.023">
            <text:p>0.023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2">
            <text:p>0.92</text:p>
          </table:table-cell>
          <table:table-cell office:value-type="float" office:value="0.9">
            <text:p>0.9</text:p>
          </table:table-cell>
          <table:table-cell table:formula="of:=[.C15]-(0.5+0.8*[.C16]+0.7*[.C16]*[.C16])" office:value-type="float" office:value="0.242999999999999">
            <text:p>0.243</text:p>
          </table:table-cell>
          <table:table-cell office:value-type="float" office:value="0.012">
            <text:p>0.012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9">
            <text:p>0.99</text:p>
          </table:table-cell>
          <table:table-cell table:number-columns-repeated="2"/>
          <table:table-cell office:value-type="float" office:value="0.085">
            <text:p>0.085</text:p>
          </table:table-cell>
          <table:table-cell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1.52">
            <text:p>1.52</text:p>
          </table:table-cell>
          <table:table-cell table:number-columns-repeated="2"/>
          <table:table-cell office:value-type="float" office:value="0.117">
            <text:p>0.117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.47">
            <text:p>1.47</text:p>
          </table:table-cell>
          <table:table-cell table:number-columns-repeated="2"/>
          <table:table-cell office:value-type="float" office:value="0.317">
            <text:p>0.317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2.03">
            <text:p>2.03</text:p>
          </table:table-cell>
          <table:table-cell table:number-columns-repeated="2"/>
          <table:table-cell office:value-type="float" office:value="0.243">
            <text:p>0.243</text:p>
          </table:table-cell>
          <table:table-cell/>
        </table:table-row>
        <table:table-row table:style-name="ro1">
          <table:table-cell/>
          <table:table-cell table:formula="of:=SUM([.B15:.B20])" office:value-type="float" office:value="7.54">
            <text:p>7.54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PROBLEMA 2 PRIMERA PART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alculo de los elementos de matriz</text:p>
          </table:table-cell>
          <table:table-cell table:number-columns-repeated="4"/>
          <table:table-cell office:value-type="string">
            <text:p>Valor al que se iguala cada ecuacion</text:p>
          </table:table-cell>
        </table:table-row>
        <table:table-row table:style-name="ro1">
          <table:table-cell office:value-type="string">
            <text:p>A11=6</text:p>
          </table:table-cell>
          <table:table-cell office:value-type="string">
            <text:p>A12=3.3</text:p>
          </table:table-cell>
          <table:table-cell office:value-type="string">
            <text:p>A13=3</text:p>
          </table:table-cell>
          <table:table-cell office:value-type="string">
            <text:p>A14=10.7</text:p>
          </table:table-cell>
          <table:table-cell/>
          <table:table-cell office:value-type="float" office:value="6.54">
            <text:p>6.54</text:p>
          </table:table-cell>
        </table:table-row>
        <table:table-row table:style-name="ro1">
          <table:table-cell office:value-type="string">
            <text:p>A21=3.3</text:p>
          </table:table-cell>
          <table:table-cell office:value-type="string">
            <text:p>A22=2.21</text:p>
          </table:table-cell>
          <table:table-cell office:value-type="string">
            <text:p>A23=2</text:p>
          </table:table-cell>
          <table:table-cell office:value-type="string">
            <text:p>A24=6.6</text:p>
          </table:table-cell>
          <table:table-cell/>
          <table:table-cell office:value-type="float" office:value="3.9">
            <text:p>3.9</text:p>
          </table:table-cell>
        </table:table-row>
        <table:table-row table:style-name="ro1">
          <table:table-cell office:value-type="string">
            <text:p>A31=3</text:p>
          </table:table-cell>
          <table:table-cell office:value-type="string">
            <text:p>A32=2</text:p>
          </table:table-cell>
          <table:table-cell office:value-type="string">
            <text:p>A33=1.8</text:p>
          </table:table-cell>
          <table:table-cell office:value-type="string">
            <text:p>A34=6</text:p>
          </table:table-cell>
          <table:table-cell/>
          <table:table-cell office:value-type="float" office:value="3.6">
            <text:p>3.6</text:p>
          </table:table-cell>
        </table:table-row>
        <table:table-row table:style-name="ro1">
          <table:table-cell office:value-type="string">
            <text:p>A41=10.7</text:p>
          </table:table-cell>
          <table:table-cell office:value-type="string">
            <text:p>A42=6.6</text:p>
          </table:table-cell>
          <table:table-cell office:value-type="string">
            <text:p>A43=6</text:p>
          </table:table-cell>
          <table:table-cell office:value-type="string">
            <text:p>A44=20.3</text:p>
          </table:table-cell>
          <table:table-cell/>
          <table:table-cell office:value-type="float" office:value="12.2">
            <text:p>12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Usando el programa de LU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>
            <text:p>A1=2.2</text:p>
          </table:table-cell>
          <table:table-cell table:number-columns-repeated="5"/>
        </table:table-row>
        <table:table-row table:style-name="ro1">
          <table:table-cell table:style-name="ce1" office:value-type="string">
            <text:p>A2=12</text:p>
          </table:table-cell>
          <table:table-cell table:number-columns-repeated="5"/>
        </table:table-row>
        <table:table-row table:style-name="ro1">
          <table:table-cell table:style-name="ce1" office:value-type="string">
            <text:p>A3=-9</text:p>
          </table:table-cell>
          <table:table-cell table:number-columns-repeated="5"/>
        </table:table-row>
        <table:table-row table:style-name="ro1">
          <table:table-cell table:style-name="ce1" office:value-type="string">
            <text:p>A4=-1.8</text:p>
          </table:table-cell>
          <table:table-cell table:number-columns-repeated="5"/>
        </table:table-row>
        <table:table-row table:style-name="ro1">
          <table:table-cell office:value-type="string">
            <text:p>Donde a1,a2,a3,a4 corresponde a los coeficientes de la funcion <text:s/>dad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BLEMA 2 SEGUNDA PART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alculo de los elementos de matriz</text:p>
          </table:table-cell>
          <table:table-cell table:number-columns-repeated="4"/>
          <table:table-cell office:value-type="string">
            <text:p>Valor al que se iguala cada ecuacion</text:p>
          </table:table-cell>
        </table:table-row>
        <table:table-row table:style-name="ro1">
          <table:table-cell office:value-type="string">
            <text:p>A11=9</text:p>
          </table:table-cell>
          <table:table-cell office:value-type="string">
            <text:p>A12=4.5</text:p>
          </table:table-cell>
          <table:table-cell office:value-type="string">
            <text:p>A13=6.3</text:p>
          </table:table-cell>
          <table:table-cell office:value-type="string">
            <text:p>A14=0</text:p>
          </table:table-cell>
          <table:table-cell/>
          <table:table-cell office:value-type="float" office:value="20.9">
            <text:p>20.9</text:p>
          </table:table-cell>
        </table:table-row>
        <table:table-row table:style-name="ro1">
          <table:table-cell office:value-type="string">
            <text:p>A21=4.5</text:p>
          </table:table-cell>
          <table:table-cell office:value-type="string">
            <text:p>A22=2.85</text:p>
          </table:table-cell>
          <table:table-cell office:value-type="string">
            <text:p>A23=3.15</text:p>
          </table:table-cell>
          <table:table-cell office:value-type="string">
            <text:p>A24=-1.54</text:p>
          </table:table-cell>
          <table:table-cell/>
          <table:table-cell office:value-type="float" office:value="11.1">
            <text:p>11.1</text:p>
          </table:table-cell>
        </table:table-row>
        <table:table-row table:style-name="ro1">
          <table:table-cell office:value-type="string">
            <text:p>A31=6.3</text:p>
          </table:table-cell>
          <table:table-cell office:value-type="string">
            <text:p>A32=3.15</text:p>
          </table:table-cell>
          <table:table-cell office:value-type="string">
            <text:p>A33=5</text:p>
          </table:table-cell>
          <table:table-cell office:value-type="string">
            <text:p>A34=0</text:p>
          </table:table-cell>
          <table:table-cell/>
          <table:table-cell office:value-type="float" office:value="16.52">
            <text:p>16.52</text:p>
          </table:table-cell>
        </table:table-row>
        <table:table-row table:style-name="ro1">
          <table:table-cell office:value-type="string">
            <text:p>A41=0</text:p>
          </table:table-cell>
          <table:table-cell office:value-type="string">
            <text:p>A42=-1.54</text:p>
          </table:table-cell>
          <table:table-cell office:value-type="string">
            <text:p>A43=0</text:p>
          </table:table-cell>
          <table:table-cell office:value-type="string">
            <text:p>A44=5</text:p>
          </table:table-cell>
          <table:table-cell/>
          <table:table-cell office:value-type="float" office:value="-0.4">
            <text:p>-0.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Usando el programa de LU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>
            <text:p>A1=-2.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>
            <text:p>A2=4.2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>
            <text:p>A3=3.2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>
            <text:p>A4=1.21</text:p>
          </table:table-cell>
          <table:table-cell table:style-name="ce1"/>
          <table:table-cell table:number-columns-repeated="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4">24/11/2011</text:date>, <text:time>16:13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rge Valdes</meta:initial-creator>
    <meta:creation-date>2011-11-24T11:19:17</meta:creation-date>
    <dc:date>2011-11-24T16:13:30</dc:date>
    <dc:creator>Jorge Valdes</dc:creator>
    <meta:editing-duration>PT2H42M44S</meta:editing-duration>
    <meta:editing-cycles>5</meta:editing-cycles>
    <meta:generator>LibreOffice/3.3$Unix LibreOffice_project/330m19$Build-202</meta:generator>
    <meta:document-statistic meta:table-count="3" meta:cell-count="108" meta:object-count="0"/>
  </office:meta>
</office:document-meta>
</file>